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algun Gothic" svg:font-family="Malgun Gothic" style:font-family-generic="swiss" style:font-pitch="variable" svg:panose-1="2 11 5 3 2 0 0 2 0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deparagrafimplici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size="9pt" style:font-size-asian="9pt" style:font-size-complex="9pt"/>
    </style:style>
    <style:style style:name="T4" style:parent-style-name="Fontdeparagrafimplicit" style:family="text">
      <style:text-properties fo:font-size="9pt" style:font-size-asian="9pt" style:font-size-complex="9pt"/>
    </style:style>
    <style:style style:name="T5" style:parent-style-name="Fontdeparagrafimplicit" style:family="text">
      <style:text-properties style:font-name="Malgun Gothic" style:font-name-asian="Malgun Gothic" style:font-name-complex="Malgun Gothic" fo:font-size="9pt" style:font-size-asian="9pt" style:font-size-complex="9pt"/>
    </style:style>
    <style:style style:name="T6" style:parent-style-name="Fontdeparagrafimplicit" style:family="text">
      <style:text-properties fo:font-size="9pt" style:font-size-asian="9pt" style:font-size-complex="9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size="9pt" style:font-size-asian="9pt" style:font-size-complex="9pt"/>
    </style:style>
    <style:style style:name="P10" style:parent-style-name="Normal" style:family="paragraph">
      <style:text-properties fo:font-size="9pt" style:font-size-asian="9pt" style:font-size-complex="9pt"/>
    </style:style>
    <style:style style:name="P11" style:parent-style-name="Normal" style:family="paragraph">
      <style:text-properties fo:font-size="9pt" style:font-size-asian="9pt" style:font-size-complex="9pt"/>
    </style:style>
    <style:style style:name="P12" style:parent-style-name="Normal" style:family="paragraph">
      <style:text-properties fo:font-size="9pt" style:font-size-asian="9pt" style:font-size-complex="9pt"/>
    </style:style>
    <style:style style:name="P13" style:parent-style-name="Normal" style:family="paragraph">
      <style:text-properties fo:font-size="9pt" style:font-size-asian="9pt" style:font-size-complex="9pt"/>
    </style:style>
    <style:style style:name="P14" style:parent-style-name="Normal" style:family="paragraph">
      <style:text-properties fo:font-size="9pt" style:font-size-asian="9pt" style:font-size-complex="9pt"/>
    </style:style>
    <style:style style:name="P15" style:parent-style-name="Normal" style:family="paragraph">
      <style:text-properties fo:font-size="9pt" style:font-size-asian="9pt" style:font-size-complex="9pt"/>
    </style:style>
    <style:style style:name="P16" style:parent-style-name="Normal" style:family="paragraph">
      <style:text-properties fo:background-color="#FFFF00"/>
    </style:style>
    <style:style style:name="P17" style:parent-style-name="Normal" style:family="paragraph">
      <style:text-properties fo:background-color="#FFFF00"/>
    </style:style>
    <style:style style:name="T18" style:parent-style-name="Fontdeparagrafimplicit" style:family="text">
      <style:text-properties style:font-name="Malgun Gothic" style:font-name-asian="Malgun Gothic" style:font-name-complex="Malgun Gothic"/>
    </style:style>
    <style:style style:name="T19" style:parent-style-name="Fontdeparagrafimplicit" style:family="text">
      <style:text-properties fo:background-color="#FFFF00"/>
    </style:style>
  </office:automatic-styles>
  <office:body>
    <office:text text:use-soft-page-breaks="true">
      <text:p text:style-name="P1">= CTF Try Out =</text:p>
      <text:p text:style-name="Normal">Welcome to CTF</text:p>
      <text:p text:style-name="Normal">Welcome to your first HTB Challenge on the CTF Platform! Click the Spawn Docker button to launch your challenge, and grab the provided IP to start your hacking journey.</text:p>
      <text:p text:style-name="Normal">Spawned:<text:s/><text:span text:style-name="T2">94.237.50.221:51683</text:span></text:p>
      <text:p text:style-name="Normal"/>
      <text:p text:style-name="Normal">Solution code:</text:p>
      <text:p text:style-name="P3"/>
      <text:p text:style-name="Normal"><text:span text:style-name="T4">┌──(sorana</text:span><text:span text:style-name="T5">㉿</text:span><text:span text:style-name="T6">kali)-[~]</text:span></text:p>
      <text:p text:style-name="P7">└─$ ping 94.237.50.221 <text:s text:c="5"/></text:p>
      <text:p text:style-name="P8">PING 94.237.50.221 (94.237.50.221) 56(84) bytes of data.</text:p>
      <text:p text:style-name="P9">64 bytes from 94.237.50.221: icmp_seq=1 ttl=47 time=66.4 ms</text:p>
      <text:p text:style-name="P10">64 bytes from 94.237.50.221: icmp_seq=2 ttl=47 time=66.0 ms</text:p>
      <text:p text:style-name="P11">64 bytes from 94.237.50.221: icmp_seq=3 ttl=47 time=64.2 ms</text:p>
      <text:p text:style-name="P12">^C</text:p>
      <text:p text:style-name="P13">--- 94.237.50.221 ping statistics ---</text:p>
      <text:p text:style-name="P14">3 packets transmitted, 3 received, 0% packet loss, time 2013ms</text:p>
      <text:p text:style-name="P15">rtt min/avg/max/mdev = 64.193/65.530/66.435/0.965 ms</text:p>
      <text:p text:style-name="P16"/>
      <text:p text:style-name="P17"/>
      <text:p text:style-name="Normal">┌──(sorana<text:span text:style-name="T18">㉿</text:span>kali)-[~]</text:p>
      <text:p text:style-name="Normal">└─$ curl http://94.237.50.221:51683</text:p>
      <text:p text:style-name="Normal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title&gt;Onboarding&lt;/title&gt;</text:p>
      <text:p text:style-name="Normal"><text:s text:c="4"/>&lt;link rel="stylesheet" href="https://cdn.jsdelivr.net/npm/bootstrap@4.0.0/dist/css/bootstrap.min.css"</text:p>
      <text:p text:style-name="Normal"><text:s text:c="8"/>integrity="sha384-Gn5384xqQ1aoWXA+058RXPxPg6fy4IWvTNh0E263XmFcJlSAwiGgFAW/dAiS6JXm" crossorigin="anonymous"&gt;</text:p>
      <text:soft-page-break/>
      <text:p text:style-name="Normal"><text:s text:c="4"/>&lt;link rel='stylesheet' href='https://fonts.googleapis.com/css2?family=Advent+Pro:wght@200;300;500;600;700&amp;amp;display=swap'&gt;</text:p>
      <text:p text:style-name="Normal"><text:s text:c="4"/>&lt;link rel='stylesheet' href='https://fonts.googleapis.com/css2?family=VT323&amp;amp;display=swap'&gt;</text:p>
      <text:p text:style-name="Normal"><text:s text:c="4"/>&lt;link rel="stylesheet" href="/static/css/cyberpunk.css" /&gt;</text:p>
      <text:p text:style-name="Normal"><text:s text:c="4"/>&lt;link rel="stylesheet" href="/static/css/index.css"&gt;</text:p>
      <text:p text:style-name="Normal"><text:s text:c="4"/></text:p>
      <text:p text:style-name="Normal"><text:s text:c="4"/>&lt;style&gt;</text:p>
      <text:p text:style-name="Normal"><text:s text:c="8"/>body, html {</text:p>
      <text:p text:style-name="Normal"><text:s text:c="12"/>height: 100%;</text:p>
      <text:p text:style-name="Normal"><text:s text:c="12"/>margin: 0;</text:p>
      <text:p text:style-name="Normal"><text:s text:c="12"/>background-color: #021634;</text:p>
      <text:p text:style-name="Normal"><text:s text:c="8"/>}</text:p>
      <text:p text:style-name="Normal"><text:s text:c="8"/>.content-section {</text:p>
      <text:p text:style-name="Normal"><text:s text:c="12"/>display: flex;</text:p>
      <text:p text:style-name="Normal"><text:s text:c="12"/>flex-wrap: wrap; /* Allow the items to wrap */</text:p>
      <text:p text:style-name="Normal"><text:s text:c="12"/>align-items: center;</text:p>
      <text:p text:style-name="Normal"><text:s text:c="12"/>justify-content: center;</text:p>
      <text:p text:style-name="Normal"><text:s text:c="12"/>min-height: calc(100vh - 8vh); /* Use min-height for flexibility */</text:p>
      <text:p text:style-name="Normal"><text:s text:c="12"/>color: #9fef00;</text:p>
      <text:p text:style-name="Normal"><text:s text:c="12"/>padding: 10px; /* Ensure some spacing */</text:p>
      <text:p text:style-name="Normal"><text:s text:c="8"/>}</text:p>
      <text:p text:style-name="Normal"><text:s text:c="8"/>.profile-img, .profile-details {</text:p>
      <text:p text:style-name="Normal"><text:s text:c="12"/>flex: 1 1 300px; /* Flex grow, flex shrink, and basis */</text:p>
      <text:p text:style-name="Normal"><text:s text:c="12"/>text-align: center; /* Center align for both */</text:p>
      <text:p text:style-name="Normal"><text:s text:c="12"/>padding: 20px; /* Uniform padding */</text:p>
      <text:p text:style-name="Normal"><text:s text:c="8"/>}</text:p>
      <text:p text:style-name="Normal"><text:s text:c="8"/>@media (max-width: 768px) {</text:p>
      <text:p text:style-name="Normal"><text:s text:c="12"/>.content-section {</text:p>
      <text:p text:style-name="Normal"><text:s text:c="16"/>flex-direction: column; /* Stack vertically on small screens */</text:p>
      <text:p text:style-name="Normal"><text:s text:c="12"/>}</text:p>
      <text:p text:style-name="Normal"><text:s text:c="8"/>}</text:p>
      <text:soft-page-break/>
      <text:p text:style-name="Normal"><text:s text:c="4"/>&lt;/style&gt;</text:p>
      <text:p text:style-name="Normal">&lt;/head&gt;</text:p>
      <text:p text:style-name="Normal">&lt;body&gt;</text:p>
      <text:p text:style-name="Normal"><text:s text:c="4"/>&lt;main&gt;</text:p>
      <text:p text:style-name="Normal"><text:s text:c="8"/>&lt;section class="cyberpunk"&gt;</text:p>
      <text:p text:style-name="Normal"><text:s text:c="12"/>&lt;div class="content-section"&gt;</text:p>
      <text:p text:style-name="Normal"><text:s text:c="16"/>&lt;div class="profile-img"&gt;</text:p>
      <text:p text:style-name="Normal"><text:s text:c="20"/>&lt;img src="/static/images/logo.png" style="max-width: 100%; height: auto;" /&gt;</text:p>
      <text:p text:style-name="Normal"><text:s text:c="16"/>&lt;/div&gt;</text:p>
      <text:p text:style-name="Normal"><text:s text:c="16"/>&lt;div class="profile-details"&gt;</text:p>
      <text:p text:style-name="Normal"><text:s text:c="20"/>&lt;h3&gt;Well Done!&lt;/h3&gt;</text:p>
      <text:p text:style-name="Normal"><text:s text:c="20"/>&lt;p&gt;Congratulations, you've got your first flag. Please copy and paste your flag onto the platform:<text:s/><text:span text:style-name="T19">HTB{onboard1ng_fl4g}</text:span>.&lt;/p&gt;</text:p>
      <text:p text:style-name="Normal"><text:s text:c="16"/>&lt;/div&gt;</text:p>
      <text:p text:style-name="Normal"><text:s text:c="12"/>&lt;/div&gt;</text:p>
      <text:p text:style-name="Normal"><text:s text:c="8"/>&lt;/section&gt;</text:p>
      <text:p text:style-name="Normal"><text:s text:c="4"/>&lt;/main&gt;</text:p>
      <text:p text:style-name="Normal"><text:s text:c="4"/>&lt;script src="https://code.jquery.com/jquery-3.7.1.min.js"&gt;&lt;/script&gt;</text:p>
      <text:p text:style-name="Normal"><text:s text:c="4"/>&lt;script src="https://cdn.jsdelivr.net/npm/bootstrap@4.0.0/dist/js/bootstrap.min.js"</text:p>
      <text:p text:style-name="Normal"><text:s text:c="8"/>integrity="sha384-JZR6Spejh4U02d8jOt6vLEHfe/JQGiRRSQQxSfFWpi1MquVdAyjUar5+76PVCmYl"</text:p>
      <text:p text:style-name="Normal"><text:s text:c="8"/>crossorigin="anonymous"&gt;&lt;/script&gt;</text:p>
      <text:p text:style-name="Normal"/>
      <text:p text:style-name="Normal">&lt;/body&gt;</text:p>
      <text:p text:style-name="Normal">&lt;/html&gt; 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algun Gothic" svg:font-family="Malgun Gothic" style:font-family-generic="swiss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lu4" style:display-name="Titlu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lu5" style:display-name="Titlu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lu6" style:display-name="Titlu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lu7" style:display-name="Titlu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lu8" style:display-name="Titlu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lu9" style:display-name="Titlu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Titlu1Caracter" style:display-name="Titlu 1 Caracter" style:family="text" style:parent-style-name="Fontdeparagrafimplic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lu2Caracter" style:display-name="Titlu 2 Caracter" style:family="text" style:parent-style-name="Fontdeparagrafimplic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lu3Caracter" style:display-name="Titlu 3 Caracter" style:family="text" style:parent-style-name="Fontdeparagrafimplicit">
      <style:text-properties style:font-name-asian="Times New Roman" style:font-name-complex="Times New Roman" fo:color="#0F4761" fo:font-size="14pt" style:font-size-asian="14pt" style:font-size-complex="14pt"/>
    </style:style>
    <style:style style:name="Titlu4Caracter" style:display-name="Titlu 4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0F4761"/>
    </style:style>
    <style:style style:name="Titlu5Caracter" style:display-name="Titlu 5 Caracter" style:family="text" style:parent-style-name="Fontdeparagrafimplicit">
      <style:text-properties style:font-name-asian="Times New Roman" style:font-name-complex="Times New Roman" fo:color="#0F4761"/>
    </style:style>
    <style:style style:name="Titlu6Caracter" style:display-name="Titlu 6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595959"/>
    </style:style>
    <style:style style:name="Titlu7Caracter" style:display-name="Titlu 7 Caracter" style:family="text" style:parent-style-name="Fontdeparagrafimplicit">
      <style:text-properties style:font-name-asian="Times New Roman" style:font-name-complex="Times New Roman" fo:color="#595959"/>
    </style:style>
    <style:style style:name="Titlu8Caracter" style:display-name="Titlu 8 Caracter" style:family="text" style:parent-style-name="Fontdeparagrafimplicit">
      <style:text-properties style:font-name-asian="Times New Roman" style:font-name-complex="Times New Roman" fo:font-style="italic" style:font-style-asian="italic" style:font-style-complex="italic" fo:color="#272727"/>
    </style:style>
    <style:style style:name="Titlu9Caracter" style:display-name="Titlu 9 Caracter" style:family="text" style:parent-style-name="Fontdeparagrafimplicit">
      <style:text-properties style:font-name-asian="Times New Roman" style:font-name-complex="Times New Roman" fo:color="#272727"/>
    </style:style>
    <style:style style:name="Titlu" style:display-name="Titlu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u" style:display-name="Subtitlu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uCaracter" style:display-name="Subtitlu Caracter" style:family="text" style:parent-style-name="Fontdeparagrafimplic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aracter" style:display-name="Citat Caracter" style:family="text" style:parent-style-name="Fontdeparagrafimplicit">
      <style:text-properties fo:font-style="italic" style:font-style-asian="italic" style:font-style-complex="italic" fo:color="#404040"/>
    </style:style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reintensă" style:display-name="Accentuare intensă" style:family="text" style:parent-style-name="Fontdeparagrafimplicit">
      <style:text-properties fo:font-style="italic" style:font-style-asian="italic" style:font-style-complex="italic" fo:color="#0F4761"/>
    </style:style>
    <style:style style:name="Citatintens" style:display-name="Citat intens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ntensCaracter" style:display-name="Citat intens Caracter" style:family="text" style:parent-style-name="Fontdeparagrafimplicit">
      <style:text-properties fo:font-style="italic" style:font-style-asian="italic" style:font-style-complex="italic" fo:color="#0F4761"/>
    </style:style>
    <style:style style:name="Referireintensă" style:display-name="Referire intensă" style:family="text" style:parent-style-name="Fontdeparagrafimplici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RANA-ANTONIA GĂLAN</meta:initial-creator>
    <dc:creator>SORANA-ANTONIA GĂLAN</dc:creator>
    <meta:creation-date>2025-07-05T14:43:00Z</meta:creation-date>
    <dc:date>2025-07-13T09:26:00Z</dc:date>
    <meta:template xlink:href="Normal" xlink:type="simple"/>
    <meta:editing-cycles>4</meta:editing-cycles>
    <meta:editing-duration>PT30600S</meta:editing-duration>
    <meta:document-statistic meta:page-count="3" meta:paragraph-count="6" meta:word-count="471" meta:character-count="3199" meta:row-count="22" meta:non-whitespace-character-count="2734"/>
  </office:meta>
</office:document-meta>
</file>